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center" style:justify-single-word="false"/>
    </style:style>
    <style:style style:name="P3" style:family="paragraph" style:parent-style-name="Standard" style:master-page-name="Standard">
      <style:paragraph-properties fo:margin-top="0in" fo:margin-bottom="0in" loext:contextual-spacing="false" fo:line-height="200%" style:page-number="1"/>
    </style:style>
    <style:style style:name="P4" style:family="paragraph" style:parent-style-name="Standard" style:list-style-name="WWNum2">
      <style:paragraph-properties fo:margin-left="0.5in" fo:margin-right="0in" fo:margin-top="0in" fo:margin-bottom="0in" loext:contextual-spacing="true" fo:line-height="200%" fo:text-indent="-0.25in" style:auto-text-indent="false"/>
    </style:style>
    <style:style style:name="P5" style:family="paragraph" style:parent-style-name="Standard" style:list-style-name="WWNum1">
      <style:paragraph-properties fo:margin-left="0.5in" fo:margin-right="0in" fo:margin-top="0in" fo:margin-bottom="0in" loext:contextual-spacing="true" fo:line-height="200%" fo:text-indent="-0.25in" style:auto-text-indent="false"/>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andon Banks</text:p>
      <text:p text:style-name="P1">Windows Application Dev</text:p>
      <text:p text:style-name="P1">Dr. Alexander</text:p>
      <text:p text:style-name="P1">January 5th, 2018</text:p>
      <text:p text:style-name="P1"/>
      <text:p text:style-name="P2">Test 1: Linux</text:p>
      <text:list xml:id="list5145291732567996946" text:style-name="WWNum2">
        <text:list-item>
          <text:p text:style-name="P4"><text:span text:style-name="T1">Concept Questions: Answer in a document submitted in you Test1 folder, named Tests1_Concept</text:span></text:p>
        </text:list-item>
      </text:list>
      <text:list xml:id="list2549606925935603171" text:style-name="WWNum1">
        <text:list-item>
          <text:p text:style-name="P5">Torvalds was irritated that MINIX was licensed for educational uses only, so he started working on his own OS. Torvalds began the development of this OS in 1991, and it became known as the Linux Kernel.</text:p>
        </text:list-item>
        <text:list-item>
          <text:p text:style-name="P5">Linux gives you the freedom to run the program for any purpose, to study how the program works and change it to make it do what you wish, redistribute copies so you can help other people, and to distribute copies of your modified versions to others.</text:p>
        </text:list-item>
        <text:list-item>
          <text:p text:style-name="P5">Because of the fact that Linux is harder to break into, and that it is harder for it to get malware and viruses, Linux is often used in government programs and banking companies. It is also used in a lot of phones (mostly Android), because of how moldable it is, and how much you can personalize it to meet your needs.</text:p>
        </text:list-item>
        <text:list-item>
          <text:p text:style-name="P5">The terminal is a window of sorts, that opens up your shell (in this case BASH) and lets you insert commands. </text:p>
        </text:list-item>
        <text:list-item>
          <text:p text:style-name="P5">Ubuntu with a BASH Shell</text:p>
        </text:list-item>
        <text:list-item>
          <text:p text:style-name="P5">A shell is the command interpreter of the system. It can be compared to the kernel. You tell the shell to do something (by inserting a command line) and it does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13:14:40.755857425</dc:date>
    <meta:editing-duration>PT1M42S</meta:editing-duration>
    <meta:editing-cycles>1</meta:editing-cycles>
    <meta:document-statistic meta:table-count="0" meta:image-count="0" meta:object-count="0" meta:page-count="1" meta:paragraph-count="12" meta:word-count="234" meta:character-count="1258" meta:non-whitespace-character-count="1041"/>
    <meta:generator>LibreOffice/5.1.6.2$Linux_X86_64 LibreOffice_project/10m0$Build-2</meta:generator>
  </office:meta>
</office:document-meta>
</file>